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54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83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0">
      <style:table-cell-properties fo:border-bottom="0.06pt solid #1a1a1a" fo:background-color="#ffcc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2.01pt solid #1a1a1a" fo:background-color="#00ffff" fo:border-left="2.01pt solid #1a1a1a" fo:border-right="0.06pt solid #1a1a1a" fo:border-top="2.01pt solid #1a1a1a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1a1a1a" fo:border-left="2.01pt solid #1a1a1a" fo:border-right="0.06pt solid #1a1a1a" fo:border-top="0.06pt solid #1a1a1a"/>
    </style:style>
    <style:style style:name="ce15" style:family="table-cell" style:parent-style-name="Default" style:data-style-name="N0">
      <style:table-cell-properties fo:border-bottom="2.01pt solid #1a1a1a" fo:border-left="2.01pt solid #1a1a1a" fo:border-right="0.06pt solid #1a1a1a" fo:border-top="0.06pt solid #1a1a1a"/>
    </style:style>
    <style:style style:name="ce51" style:family="table-cell" style:parent-style-name="Default" style:data-style-name="N0"/>
    <style:style style:name="ce18" style:family="table-cell" style:parent-style-name="Default" style:data-style-name="N0">
      <style:table-cell-properties fo:border-bottom="0.06pt solid #1a1a1a" fo:background-color="#ffcc00" fo:border-left="none" fo:border-right="none" fo:border-top="0.06pt solid #1a1a1a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order-bottom="2.01pt solid #1a1a1a" fo:background-color="#00ffff" style:text-align-source="fix" style:repeat-content="false" fo:wrap-option="wrap" fo:border-left="2.01pt solid #1a1a1a" fo:border-right="none" fo:border-top="2.01pt solid #1a1a1a" style:vertical-align="to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00ffff" style:text-align-source="fix" style:repeat-content="false" fo:wrap-option="wrap" fo:border="2.01pt solid #1a1a1a" style:vertical-align="top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0.06pt solid #1a1a1a" fo:border-left="2.01pt solid #1a1a1a" fo:border-right="2.01pt solid #1a1a1a" fo:border-top="none"/>
    </style:style>
    <style:style style:name="ce33" style:family="table-cell" style:parent-style-name="Default" style:data-style-name="N2">
      <style:table-cell-properties fo:border-bottom="0.06pt solid #1a1a1a" fo:border-left="2.01pt solid #1a1a1a" fo:border-right="2.01pt solid #1a1a1a" fo:border-top="0.06pt solid #1a1a1a"/>
    </style:style>
    <style:style style:name="ce39" style:family="table-cell" style:parent-style-name="Default" style:data-style-name="N2">
      <style:table-cell-properties fo:border-bottom="2.01pt solid #1a1a1a" fo:border-left="2.01pt solid #1a1a1a" fo:border-right="2.01pt solid #1a1a1a" fo:border-top="0.06pt solid #1a1a1a"/>
    </style:style>
    <style:style style:name="ce4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121">
      <style:table-cell-properties fo:border-bottom="0.06pt solid #1a1a1a" fo:background-color="#ffcc00" fo:border-left="none" fo:border-right="none" fo:border-top="none"/>
    </style:style>
    <style:style style:name="ce6" style:family="table-cell" style:parent-style-name="Default" style:data-style-name="N121"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fo:border-bottom="2.01pt solid #1a1a1a" fo:background-color="#00ffff" fo:border-left="0.06pt solid #1a1a1a" fo:border-right="none" fo:border-top="2.01pt solid #1a1a1a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order="0.06pt solid #1a1a1a"/>
    </style:style>
    <style:style style:name="ce16" style:family="table-cell" style:parent-style-name="Default" style:data-style-name="N121">
      <style:table-cell-properties fo:border-bottom="2.01pt solid #1a1a1a" fo:border-left="0.06pt solid #1a1a1a" fo:border-right="0.06pt solid #1a1a1a" fo:border-top="0.06pt solid #1a1a1a"/>
    </style:style>
    <style:style style:name="ce45" style:family="table-cell" style:parent-style-name="Default" style:data-style-name="N121"/>
    <style:style style:name="ce19" style:family="table-cell" style:parent-style-name="Default" style:data-style-name="N121">
      <style:table-cell-properties fo:border-bottom="0.06pt solid #1a1a1a" fo:background-color="#ffcc00" fo:border-left="none" fo:border-right="none" fo:border-top="0.06pt solid #1a1a1a"/>
    </style:style>
    <style:style style:name="ce10" style:family="table-cell" style:parent-style-name="Default" style:data-style-name="N121">
      <style:table-cell-properties fo:border-bottom="2.01pt solid #1a1a1a" fo:background-color="#00ffff" fo:border-left="none" fo:border-right="2.01pt solid #1a1a1a" fo:border-top="2.01pt solid #1a1a1a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order-bottom="0.06pt solid #1a1a1a" fo:border-left="0.06pt solid #1a1a1a" fo:border-right="2.01pt solid #1a1a1a" fo:border-top="0.06pt solid #1a1a1a"/>
    </style:style>
    <style:style style:name="ce17" style:family="table-cell" style:parent-style-name="Default" style:data-style-name="N1">
      <style:table-cell-properties fo:border-bottom="2.01pt solid #1a1a1a" fo:border-left="0.06pt solid #1a1a1a" fo:border-right="2.01pt solid #1a1a1a" fo:border-top="0.06pt solid #1a1a1a"/>
    </style:style>
    <style:style style:name="ce48" style:family="table-cell" style:parent-style-name="Default" style:data-style-name="N0">
      <style:table-cell-properties fo:background-color="#00ffff" style:text-align-source="fix" style:repeat-content="false" fo:wrap-option="wrap" fo:border="2.01pt solid #1a1a1a" style:vertical-align="top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2.01pt solid #1a1a1a" fo:background-color="#00ffff" style:text-align-source="fix" style:repeat-content="false" fo:wrap-option="wrap" fo:border-left="none" fo:border-right="2.01pt solid #1a1a1a" fo:border-top="2.01pt solid #1a1a1a" style:vertical-align="top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0.06pt solid #1a1a1a" fo:border-left="none" fo:border-right="0.06pt solid #1a1a1a" fo:border-top="none"/>
    </style:style>
    <style:style style:name="ce34" style:family="table-cell" style:parent-style-name="Default" style:data-style-name="N2">
      <style:table-cell-properties fo:border-bottom="0.06pt solid #1a1a1a" fo:border-left="none" fo:border-right="0.06pt solid #1a1a1a" fo:border-top="0.06pt solid #1a1a1a"/>
    </style:style>
    <style:style style:name="ce40" style:family="table-cell" style:parent-style-name="Default" style:data-style-name="N2">
      <style:table-cell-properties fo:border-bottom="2.01pt solid #1a1a1a" fo:border-left="none" fo:border-right="0.06pt solid #1a1a1a" fo:border-top="0.06pt solid #1a1a1a"/>
    </style:style>
    <style:style style:name="ce11" style:family="table-cell" style:parent-style-name="Default" style:data-style-name="N121">
      <style:table-cell-properties fo:border-bottom="2.01pt solid #1a1a1a" fo:background-color="#00ffff" fo:border-left="0.06pt solid #1a1a1a" fo:border-right="2.01pt solid #1a1a1a" fo:border-top="2.01pt solid #1a1a1a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2.01pt solid #1a1a1a" fo:background-color="#00ffff" style:text-align-source="fix" style:repeat-content="false" fo:wrap-option="wrap" fo:border-left="none" fo:border-right="0.06pt solid #1a1a1a" fo:border-top="2.01pt solid #1a1a1a" style:vertical-align="top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0.06pt solid #1a1a1a" fo:border-left="0.06pt solid #1a1a1a" fo:border-right="0.06pt solid #1a1a1a" fo:border-top="none"/>
    </style:style>
    <style:style style:name="ce35" style:family="table-cell" style:parent-style-name="Default" style:data-style-name="N2">
      <style:table-cell-properties fo:border="0.06pt solid #1a1a1a"/>
    </style:style>
    <style:style style:name="ce41" style:family="table-cell" style:parent-style-name="Default" style:data-style-name="N2">
      <style:table-cell-properties fo:border-bottom="2.01pt solid #1a1a1a" fo:border-left="0.06pt solid #1a1a1a" fo:border-right="0.06pt solid #1a1a1a" fo:border-top="0.06pt solid #1a1a1a"/>
    </style:style>
    <style:style style:name="ce4" style:family="table-cell" style:parent-style-name="Default" style:data-style-name="N0">
      <style:table-cell-properties fo:border-bottom="0.06pt solid #1a1a1a" fo:background-color="#ffcc00" fo:border-left="none" fo:border-right="none" fo:border-top="none"/>
    </style:style>
    <style:style style:name="ce46" style:family="table-cell" style:parent-style-name="Default" style:data-style-name="N0">
      <style:table-cell-properties fo:background-color="#00ffff" style:text-align-source="fix" style:repeat-content="false" fo:border="2.01pt solid #1a1a1a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transparent" fo:border="2.01pt solid #1a1a1a"/>
    </style:style>
    <style:style style:name="ce20" style:family="table-cell" style:parent-style-name="Default" style:data-style-name="N0">
      <style:table-cell-properties fo:border-bottom="0.06pt solid #1a1a1a" fo:background-color="#ffcc00" fo:border-left="none" fo:border-right="none" fo:border-top="0.06pt solid #1a1a1a"/>
    </style:style>
    <style:style style:name="ce25" style:family="table-cell" style:parent-style-name="Default" style:data-style-name="N0">
      <style:table-cell-properties fo:border-bottom="2.01pt solid #1a1a1a" fo:background-color="#00ffff" style:text-align-source="fix" style:repeat-content="false" fo:wrap-option="wrap" fo:border-left="0.06pt solid #1a1a1a" fo:border-right="0.06pt solid #1a1a1a" fo:border-top="2.01pt solid #1a1a1a" style:vertical-align="top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-bottom="0.06pt solid #1a1a1a" fo:border-left="none" fo:border-right="2.01pt solid #1a1a1a" fo:border-top="none"/>
    </style:style>
    <style:style style:name="ce36" style:family="table-cell" style:parent-style-name="Default" style:data-style-name="N2">
      <style:table-cell-properties fo:border-bottom="0.06pt solid #1a1a1a" fo:border-left="none" fo:border-right="2.01pt solid #1a1a1a" fo:border-top="0.06pt solid #1a1a1a"/>
    </style:style>
    <style:style style:name="ce42" style:family="table-cell" style:parent-style-name="Default" style:data-style-name="N2">
      <style:table-cell-properties fo:border-bottom="2.01pt solid #1a1a1a" fo:border-left="none" fo:border-right="2.01pt solid #1a1a1a" fo:border-top="0.06pt solid #1a1a1a"/>
    </style:style>
    <style:style style:name="ce26" style:family="table-cell" style:parent-style-name="Default" style:data-style-name="N121">
      <style:table-cell-properties fo:border-bottom="2.01pt solid #1a1a1a" fo:background-color="#00ffff" style:text-align-source="fix" style:repeat-content="false" fo:wrap-option="wrap" fo:border-left="none" fo:border-right="2.01pt solid #1a1a1a" fo:border-top="2.01pt solid #1a1a1a" style:vertical-align="top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bottom="2.01pt solid #1a1a1a" fo:background-color="#00ffff" style:text-align-source="fix" style:repeat-content="false" fo:wrap-option="wrap" fo:border-left="2.01pt solid #1a1a1a" fo:border-right="0.06pt solid #1a1a1a" fo:border-top="2.01pt solid #1a1a1a" style:vertical-align="top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fo:border-bottom="0.06pt solid #1a1a1a" fo:border-left="2.01pt solid #1a1a1a" fo:border-right="0.06pt solid #1a1a1a" fo:border-top="none"/>
    </style:style>
    <style:style style:name="ce37" style:family="table-cell" style:parent-style-name="Default" style:data-style-name="N2">
      <style:table-cell-properties fo:border-bottom="0.06pt solid #1a1a1a" fo:border-left="2.01pt solid #1a1a1a" fo:border-right="0.06pt solid #1a1a1a" fo:border-top="0.06pt solid #1a1a1a"/>
    </style:style>
    <style:style style:name="ce43" style:family="table-cell" style:parent-style-name="Default" style:data-style-name="N2">
      <style:table-cell-properties fo:border-bottom="2.01pt solid #1a1a1a" fo:border-left="2.01pt solid #1a1a1a" fo:border-right="0.06pt solid #1a1a1a" fo:border-top="0.06pt solid #1a1a1a"/>
    </style:style>
    <style:style style:name="gr1" style:family="graphic">
      <style:graphic-properties draw:ole-draw-aspect="1"/>
    </style:style>
    <style:style style:name="T1" style:family="text">
      <style:text-properties fo:color="#000000" style:font-name="F" fo:font-size="11pt" fo:font-weight="bold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table:shapes>
          <draw:frame draw:z-index="0" draw:name="1 Gráfico" draw:style-name="gr1" svg:width="6.6008in" svg:height="3.1378in" svg:x="1.3839in" svg:y="6.4681in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svg:width="5.6189in" svg:height="3.1287in" svg:x="8.9524in" svg:y="9.974in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svg:width="5.6051in" svg:height="3.1189in" svg:x="8.9524in" svg:y="6.4776in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svg:width="6.6008in" svg:height="3.137in" svg:x="1.3976in" svg:y="9.9835in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51"/>
        <table:table-column table:style-name="co2" table:number-columns-repeated="3" table:default-cell-style-name="ce45"/>
        <table:table-column table:style-name="co2" table:number-columns-repeated="14" table:default-cell-style-name="ce51"/>
        <table:table-column table:style-name="co3" table:number-columns-repeated="1005" table:default-cell-style-name="ce51"/>
        <table:table-column table:style-name="co4" table:default-cell-style-name="ce51"/>
        <table:table-row table:style-name="ro1">
          <table:table-cell table:style-name="ce2" office:value-type="string" calcext:value-type="string">
            <text:p>Parámetros de configuración</text:p>
          </table:table-cell>
          <table:table-cell table:style-name="ce3" table:number-columns-repeated="3"/>
          <table:table-cell table:style-name="ce4" table:number-columns-repeated="1020"/>
        </table:table-row>
        <table:table-row table:style-name="ro2">
          <table:table-cell table:style-name="ce5"/>
          <table:table-cell table:style-name="ce6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Elemento</text:p>
          </table:table-cell>
          <table:table-cell table:style-name="ce9" office:value-type="string" calcext:value-type="string">
            <text:p>Parámetro</text:p>
          </table:table-cell>
          <table:table-cell table:style-name="ce10"/>
          <table:table-cell table:style-name="ce11" office:value-type="string" calcext:value-type="string">
            <text:p>Valor</text:p>
          </table:table-cell>
          <table:table-cell table:style-name="ce46" office:value-type="string" calcext:value-type="string" table:number-columns-spanned="5" table:number-rows-spanned="1">
            <text:p>Descripción de la prueba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12" office:value-type="string" calcext:value-type="string">
            <text:p>JVM Settings</text:p>
          </table:table-cell>
          <table:table-cell table:style-name="ce13" office:value-type="string" calcext:value-type="string">
            <text:p>Heap Máx. (MB)</text:p>
          </table:table-cell>
          <table:table-cell table:style-name="ce14"/>
          <table:table-cell table:style-name="ce14" office:value-type="float" office:value="512" calcext:value-type="float">
            <text:p>512</text:p>
          </table:table-cell>
          <table:table-cell table:style-name="ce47" table:number-columns-spanned="5" table:number-rows-spanned="6"/>
          <table:covered-table-cell table:number-columns-repeated="4"/>
          <table:table-cell table:number-columns-repeated="1015"/>
        </table:table-row>
        <table:table-row table:style-name="ro2">
          <table:table-cell table:style-name="ce12" office:value-type="string" calcext:value-type="string">
            <text:p>JVM Settings</text:p>
          </table:table-cell>
          <table:table-cell table:style-name="ce13" office:value-type="string" calcext:value-type="string">
            <text:p>Heap Mín. (MB)</text:p>
          </table:table-cell>
          <table:table-cell table:style-name="ce14"/>
          <table:table-cell table:style-name="ce14" office:value-type="float" office:value="512" calcext:value-type="float">
            <text:p>512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 table:style-name="ce12" office:value-type="string" calcext:value-type="string">
            <text:p>HTTP Service</text:p>
          </table:table-cell>
          <table:table-cell table:style-name="ce13" office:value-type="string" calcext:value-type="string">
            <text:p>Max.Thread Count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 table:style-name="ce12" office:value-type="string" calcext:value-type="string">
            <text:p>HTTP Service</text:p>
          </table:table-cell>
          <table:table-cell table:style-name="ce13" office:value-type="string" calcext:value-type="string">
            <text:p>Queue size</text:p>
          </table:table-cell>
          <table:table-cell table:style-name="ce14"/>
          <table:table-cell table:style-name="ce14" office:value-type="float" office:value="4096" calcext:value-type="float">
            <text:p>4096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 table:style-name="ce12" office:value-type="string" calcext:value-type="string">
            <text:p>Web Container</text:p>
          </table:table-cell>
          <table:table-cell table:style-name="ce13" office:value-type="string" calcext:value-type="string">
            <text:p>Max.Sessions</text:p>
          </table:table-cell>
          <table:table-cell table:style-name="ce14"/>
          <table:table-cell table:style-name="ce14" office:value-type="float" office:value="-1" calcext:value-type="float">
            <text:p>-1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 table:style-name="ce15" office:value-type="string" calcext:value-type="string">
            <text:p>Visa Pool</text:p>
          </table:table-cell>
          <table:table-cell table:style-name="ce16" office:value-type="string" calcext:value-type="string">
            <text:p>Max.Pool Size</text:p>
          </table:table-cell>
          <table:table-cell table:style-name="ce17"/>
          <table:table-cell table:style-name="ce17" office:value-type="float" office:value="32" calcext:value-type="float">
            <text:p>32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8" office:value-type="string" calcext:value-type="string">
            <text:p>Prueba de rendimiento</text:p>
          </table:table-cell>
          <table:table-cell table:style-name="ce19" table:number-columns-repeated="3"/>
          <table:table-cell table:style-name="ce20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1"/>
          <table:table-cell table:style-name="ce22" office:value-type="string" calcext:value-type="string">
            <text:p>Sistema</text:p>
          </table:table-cell>
          <table:table-cell table:style-name="ce48" office:value-type="string" calcext:value-type="string" table:number-columns-spanned="3" table:number-rows-spanned="1">
            <text:p>Monitores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Censo</text:p>
          </table:table-cell>
          <table:covered-table-cell table:number-columns-repeated="2"/>
          <table:table-cell table:number-columns-repeated="1013"/>
        </table:table-row>
        <table:table-row table:style-name="ro4">
          <table:table-cell table:style-name="ce22" office:value-type="string" calcext:value-type="string">
            <text:p>Usuarios</text:p>
          </table:table-cell>
          <table:table-cell table:style-name="ce22" office:value-type="string" calcext:value-type="string">
            <text:p>CPU, average (%)</text:p>
          </table:table-cell>
          <table:table-cell table:style-name="ce23" office:value-type="string" calcext:value-type="string">
            <text:p>Voto Pool used Conns</text:p>
          </table:table-cell>
          <table:table-cell table:style-name="ce24" office:value-type="string" calcext:value-type="string">
            <text:p>HTTP Current Threads Busy</text:p>
          </table:table-cell>
          <table:table-cell table:style-name="ce25" office:value-type="string" calcext:value-type="string">
            <text:p>Conn queued, instant</text:p>
          </table:table-cell>
          <table:table-cell table:style-name="ce24" office:value-type="string" calcext:value-type="string">
            <text:p>Average (ms)</text:p>
          </table:table-cell>
          <table:table-cell table:style-name="ce25" office:value-type="string" calcext:value-type="string">
            <text:p>90% line (ms)</text:p>
          </table:table-cell>
          <table:table-cell table:style-name="ce26" office:value-type="string" calcext:value-type="string">
            <text:p>Throughput (s<text:span text:style-name="T1">-1</text:span>)</text:p>
          </table:table-cell>
          <table:table-cell table:style-name="ce27" office:value-type="string" calcext:value-type="string">
            <text:p>Average (ms)</text:p>
          </table:table-cell>
          <table:table-cell table:style-name="ce25" office:value-type="string" calcext:value-type="string">
            <text:p>90%line (ms)</text:p>
          </table:table-cell>
          <table:table-cell table:style-name="ce26" office:value-type="string" calcext:value-type="string">
            <text:p>Throughput (s<text:span text:style-name="T1">-1</text:span>)</text:p>
          </table:table-cell>
          <table:table-cell table:number-columns-repeated="1013"/>
        </table:table-row>
        <table:table-row table:style-name="ro2">
          <table:table-cell table:style-name="ce28" table:number-columns-repeated="2"/>
          <table:table-cell table:style-name="ce29"/>
          <table:table-cell table:style-name="ce30"/>
          <table:table-cell table:style-name="ce31"/>
          <table:table-cell table:style-name="ce29"/>
          <table:table-cell table:style-name="ce30"/>
          <table:table-cell table:style-name="ce31"/>
          <table:table-cell table:style-name="ce32"/>
          <table:table-cell table:style-name="ce30"/>
          <table:table-cell table:style-name="ce31"/>
          <table:table-cell table:number-columns-repeated="1013"/>
        </table:table-row>
        <table:table-row table:style-name="ro2" table:number-rows-repeated="11">
          <table:table-cell table:style-name="ce33" table:number-columns-repeated="2"/>
          <table:table-cell table:style-name="ce34"/>
          <table:table-cell table:style-name="ce35"/>
          <table:table-cell table:style-name="ce36"/>
          <table:table-cell table:style-name="ce34"/>
          <table:table-cell table:style-name="ce35"/>
          <table:table-cell table:style-name="ce36"/>
          <table:table-cell table:style-name="ce37"/>
          <table:table-cell table:style-name="ce35"/>
          <table:table-cell table:style-name="ce36"/>
          <table:table-cell table:number-columns-repeated="1013"/>
        </table:table-row>
        <table:table-row table:style-name="ro2">
          <table:table-cell table:style-name="ce39" table:number-columns-repeated="2"/>
          <table:table-cell table:style-name="ce40"/>
          <table:table-cell table:style-name="ce41"/>
          <table:table-cell table:style-name="ce42"/>
          <table:table-cell table:style-name="ce40"/>
          <table:table-cell table:style-name="ce41"/>
          <table:table-cell table:style-name="ce42"/>
          <table:table-cell table:style-name="ce43"/>
          <table:table-cell table:style-name="ce41"/>
          <table:table-cell table:style-name="ce42"/>
          <table:table-cell table:number-columns-repeated="1013"/>
        </table:table-row>
        <table:table-row table:style-name="ro2">
          <table:table-cell table:style-name="ce44"/>
          <table:table-cell table:number-columns-repeated="1023"/>
        </table:table-row>
        <table:table-row table:style-name="ro1">
          <table:table-cell table:style-name="ce18" office:value-type="string" calcext:value-type="string">
            <text:p>Gráficas</text:p>
          </table:table-cell>
          <table:table-cell table:style-name="ce19" table:number-columns-repeated="3"/>
          <table:table-cell table:style-name="ce20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45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45" table:number-columns-repeated="2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4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4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18"/>
          <table:table-cell table:style-name="ce19" table:number-columns-repeated="3"/>
          <table:table-cell table:style-name="ce20" table:number-columns-repeated="1020"/>
        </table:table-row>
        <table:table-row table:style-name="ro5" table:number-rows-repeated="10484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number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Énfasis1" style:display-name="20% - Énfasis1" style:family="table-cell" style:parent-style-name="Default" style:data-style-name="N0">
      <style:table-cell-properties fo:background-color="#ccccff" style:vertical-align="automatic"/>
    </style:style>
    <style:style style:name="_32_0_25__20_-_20_Énfasis2" style:display-name="20% - Énfasis2" style:family="table-cell" style:parent-style-name="Default" style:data-style-name="N0">
      <style:table-cell-properties fo:background-color="#ff99cc" style:vertical-align="automatic"/>
    </style:style>
    <style:style style:name="_32_0_25__20_-_20_Énfasis3" style:display-name="20% - Énfasis3" style:family="table-cell" style:parent-style-name="Default" style:data-style-name="N0">
      <style:table-cell-properties fo:background-color="#ccffcc" style:vertical-align="automatic"/>
    </style:style>
    <style:style style:name="_32_0_25__20_-_20_Énfasis4" style:display-name="20% - Énfasis4" style:family="table-cell" style:parent-style-name="Default" style:data-style-name="N0">
      <style:table-cell-properties fo:background-color="#cc99ff" style:vertical-align="automatic"/>
    </style:style>
    <style:style style:name="_32_0_25__20_-_20_Énfasis5" style:display-name="20% - Énfasis5" style:family="table-cell" style:parent-style-name="Default" style:data-style-name="N0">
      <style:table-cell-properties fo:background-color="#ccffff" style:vertical-align="automatic"/>
    </style:style>
    <style:style style:name="_32_0_25__20_-_20_Énfasis6" style:display-name="20% - Énfasis6" style:family="table-cell" style:parent-style-name="Default" style:data-style-name="N0">
      <style:table-cell-properties fo:background-color="#ffcc99" style:vertical-align="automatic"/>
    </style:style>
    <style:style style:name="_34_0_25__20_-_20_Énfasis1" style:display-name="40% - Énfasis1" style:family="table-cell" style:parent-style-name="Default" style:data-style-name="N0">
      <style:table-cell-properties fo:background-color="#99ccff" style:vertical-align="automatic"/>
    </style:style>
    <style:style style:name="_34_0_25__20_-_20_Énfasis2" style:display-name="40% - Énfasis2" style:family="table-cell" style:parent-style-name="Default" style:data-style-name="N0">
      <style:table-cell-properties fo:background-color="#ff8080" style:vertical-align="automatic"/>
    </style:style>
    <style:style style:name="_34_0_25__20_-_20_Énfasis3" style:display-name="40% - Énfasis3" style:family="table-cell" style:parent-style-name="Default" style:data-style-name="N0">
      <style:table-cell-properties fo:background-color="#00ff00" style:vertical-align="automatic"/>
    </style:style>
    <style:style style:name="_34_0_25__20_-_20_Énfasis4" style:display-name="40% - Énfasis4" style:family="table-cell" style:parent-style-name="Default" style:data-style-name="N0">
      <style:table-cell-properties fo:background-color="#cc99ff" style:vertical-align="automatic"/>
    </style:style>
    <style:style style:name="_34_0_25__20_-_20_Énfasis5" style:display-name="40% - Énfasis5" style:family="table-cell" style:parent-style-name="Default" style:data-style-name="N0">
      <style:table-cell-properties fo:background-color="#99ccff" style:vertical-align="automatic"/>
    </style:style>
    <style:style style:name="_34_0_25__20_-_20_Énfasis6" style:display-name="40% - Énfasis6" style:family="table-cell" style:parent-style-name="Default" style:data-style-name="N0">
      <style:table-cell-properties fo:background-color="#ffcc00" style:vertical-align="automatic"/>
    </style:style>
    <style:style style:name="_36_0_25__20_-_20_Énfasis1" style:display-name="60% - Énfasis1" style:family="table-cell" style:parent-style-name="Default" style:data-style-name="N0">
      <style:table-cell-properties fo:background-color="#0066cc" style:vertical-align="automatic"/>
      <style:text-properties fo:color="#ffffff"/>
    </style:style>
    <style:style style:name="_36_0_25__20_-_20_Énfasis2" style:display-name="60% - Énfasis2" style:family="table-cell" style:parent-style-name="Default" style:data-style-name="N0">
      <style:table-cell-properties fo:background-color="#ff8080" style:vertical-align="automatic"/>
      <style:text-properties fo:color="#ffffff"/>
    </style:style>
    <style:style style:name="_36_0_25__20_-_20_Énfasis3" style:display-name="60% - Énfasis3" style:family="table-cell" style:parent-style-name="Default" style:data-style-name="N0">
      <style:table-cell-properties fo:background-color="#00ff00" style:vertical-align="automatic"/>
      <style:text-properties fo:color="#ffffff"/>
    </style:style>
    <style:style style:name="_36_0_25__20_-_20_Énfasis4" style:display-name="60% - Énfasis4" style:family="table-cell" style:parent-style-name="Default" style:data-style-name="N0">
      <style:table-cell-properties fo:background-color="#800080" style:vertical-align="automatic"/>
      <style:text-properties fo:color="#ffffff"/>
    </style:style>
    <style:style style:name="_36_0_25__20_-_20_Énfasis5" style:display-name="60% - Énfasis5" style:family="table-cell" style:parent-style-name="Default" style:data-style-name="N0">
      <style:table-cell-properties fo:background-color="#33cccc" style:vertical-align="automatic"/>
      <style:text-properties fo:color="#ffffff"/>
    </style:style>
    <style:style style:name="_36_0_25__20_-_20_Énfasis6" style:display-name="60% - Énfasis6" style:family="table-cell" style:parent-style-name="Default" style:data-style-name="N0">
      <style:table-cell-properties fo:background-color="#ff9900" style:vertical-align="automatic"/>
      <style:text-properties fo:color="#ffffff"/>
    </style:style>
    <style:style style:name="Buena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Cálculo" style:family="table-cell" style:parent-style-name="Default" style:data-style-name="N0">
      <style:table-cell-properties fo:background-color="#c0c0c0" fo:border="0.06pt solid #808080" style:vertical-align="automatic"/>
      <style:text-properties fo:color="#ff9900" fo:font-weight="bold" style:font-weight-asian="bold" style:font-weight-complex="bold"/>
    </style:style>
    <style:style style:name="Celda_20_de_20_comprobación" style:display-name="Celda de comprobación" style:family="table-cell" style:parent-style-name="Default" style:data-style-name="N0">
      <style:table-cell-properties fo:background-color="#969696" fo:border="0.06pt solid #333333" style:vertical-align="automatic"/>
      <style:text-properties fo:color="#ffffff" fo:font-weight="bold" style:font-weight-asian="bold" style:font-weight-complex="bold"/>
    </style:style>
    <style:style style:name="Celda_20_vinculada" style:display-name="Celda vinculada" style:family="table-cell" style:parent-style-name="Default" style:data-style-name="N0">
      <style:table-cell-properties fo:border-bottom="0.06pt solid #ff9900" fo:background-color="transparent" fo:border-left="none" fo:border-right="none" fo:border-top="none" style:vertical-align="automatic"/>
      <style:text-properties fo:color="#ff9900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Énfasis1" style:family="table-cell" style:parent-style-name="Default" style:data-style-name="N0">
      <style:table-cell-properties fo:background-color="#333399" style:vertical-align="automatic"/>
      <style:text-properties fo:color="#ffffff"/>
    </style:style>
    <style:style style:name="Énfasis2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Énfasis3" style:family="table-cell" style:parent-style-name="Default" style:data-style-name="N0">
      <style:table-cell-properties fo:background-color="#339966" style:vertical-align="automatic"/>
      <style:text-properties fo:color="#ffffff"/>
    </style:style>
    <style:style style:name="Énfasis4" style:family="table-cell" style:parent-style-name="Default" style:data-style-name="N0">
      <style:table-cell-properties fo:background-color="#800080" style:vertical-align="automatic"/>
      <style:text-properties fo:color="#ffffff"/>
    </style:style>
    <style:style style:name="Énfasis5" style:family="table-cell" style:parent-style-name="Default" style:data-style-name="N0">
      <style:table-cell-properties fo:background-color="#33cccc" style:vertical-align="automatic"/>
      <style:text-properties fo:color="#ffffff"/>
    </style:style>
    <style:style style:name="Énfasis6" style:family="table-cell" style:parent-style-name="Default" style:data-style-name="N0">
      <style:table-cell-properties fo:background-color="#ff6600" style:vertical-align="automatic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808080" style:vertical-align="automatic"/>
      <style:text-properties fo:color="#333399"/>
    </style:style>
    <style:style style:name="Incorrecto" style:family="table-cell" style:parent-style-name="Default" style:data-style-name="N0">
      <style:table-cell-properties fo:background-color="#ff99cc" style:vertical-align="automatic"/>
      <style:text-properties fo:color="#800080"/>
    </style:style>
    <style:style style:name="Notas" style:family="table-cell" style:parent-style-name="Default" style:data-style-name="N0">
      <style:table-cell-properties fo:background-color="#ffffcc" fo:border="0.06pt solid #c0c0c0" style:vertical-align="automatic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lida" style:family="table-cell" style:parent-style-name="Default" style:data-style-name="N0">
      <style:table-cell-properties fo:background-color="#c0c0c0" fo:border="0.06pt solid #333333" style:vertical-align="automatic"/>
      <style:text-properties fo:color="#333333" fo:font-weight="bold" style:font-weight-asian="bold" style:font-weight-complex="bold"/>
    </style:style>
    <style:style style:name="Texto_20_de_20_advertencia" style:display-name="Texto de advertencia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Texto_20_explicativo" style:display-name="Texto explicativo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Título" style:family="table-cell" style:parent-style-name="Default" style:data-style-name="N0">
      <style:table-cell-properties fo:background-color="transparent" style:vertical-align="automatic"/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ítulo_20_1" style:display-name="Título 1" style:family="table-cell" style:parent-style-name="Default" style:data-style-name="N0">
      <style:table-cell-properties fo:border-bottom="2.49pt solid #333399" fo:background-color="transparent" fo:border-left="none" fo:border-right="none" fo:border-top="none" style:vertical-align="automatic"/>
      <style:text-properties fo:color="#003366" fo:font-size="15pt" fo:font-weight="bold" style:font-size-asian="15pt" style:font-weight-asian="bold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49pt solid #c0c0c0" fo:background-color="transparent" fo:border-left="none" fo:border-right="none" fo:border-top="none" style:vertical-align="automatic"/>
      <style:text-properties fo:color="#003366" fo:font-size="13pt" fo:font-weight="bold" style:font-size-asian="13pt" style:font-weight-asian="bold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0066cc" fo:background-color="transparent" fo:border-left="none" fo:border-right="none" fo:border-top="none" style:vertical-align="automatic"/>
      <style:text-properties fo:color="#003366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6pt solid #333399" fo:background-color="transparent" fo:border-left="none" fo:border-right="none" fo:border-top="0.06pt solid #333399" style:vertical-align="automatic"/>
      <style:text-properties fo:font-weight="bold" style:font-weight-asian="bold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ltr" style:first-page-number="continue" style:scale-to="100%" style:print="charts drawings object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1-02-27T12:23:24Z</meta:creation-date>
    <dc:date>2024-04-13T20:50:14.253522124</dc:date>
    <meta:editing-cycles>10</meta:editing-cycles>
    <meta:editing-duration>PT57M37S</meta:editing-duration>
    <meta:document-statistic meta:table-count="1" meta:cell-count="4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35cm" svg:stroke-color="#808080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>
      <style:chart-properties chart:treat-empty-cells="ignore"/>
      <style:graphic-properties svg:stroke-width="0.026cm" svg:stroke-color="#1a1a1a" draw:fill-color="#ffffff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35cm" svg:stroke-color="#808080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666699" svg:stroke-linecap="round" draw:fill="none" draw:fill-color="#666699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1a1a1a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766cm" svg:height="7.97cm" xlink:href=".." xlink:type="simple" chart:class="chart:scatter" chart:style-name="ch1">
        <chart:title svg:x="2.891cm" svg:y="0.207cm" chart:style-name="ch2">
          <text:p>Throughput vs usuarios - Total</text:p>
        </chart:title>
        <chart:legend chart:legend-position="end" svg:x="12.564cm" svg:y="3.686cm" style:legend-expansion="high" chart:style-name="ch3"/>
        <chart:plot-area chart:style-name="ch4" table:cell-range-address="Hoja1.A15:Hoja1.A27 Hoja1.H14:Hoja1.H27" chart:data-source-has-labels="row" svg:x="0.439cm" svg:y="0.934cm" svg:width="15.985cm" svg:height="6.309cm">
          <chart:coordinate-region svg:x="1.113cm" svg:y="1.133cm" svg:width="15.098cm" svg:height="5.463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35cm" svg:stroke-color="#808080"/>
    </style:style>
    <style:style style:name="ch2" style:family="chart">
      <style:chart-properties style:rotation-angle="0"/>
      <style:text-properties fo:color="#000000" style:text-position="0% 100%" fo:font-family="Calibri" fo:font-size="12.0002403259277pt" fo:font-weight="bold" style:font-size-asian="12.0002403259277pt" style:font-weight-asian="bold" style:font-family-complex="Calibri" style:font-size-complex="12.0002403259277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>
      <style:chart-properties chart:treat-empty-cells="ignore"/>
      <style:graphic-properties svg:stroke-width="0.026cm" svg:stroke-color="#1a1a1a" draw:fill-color="#ffffff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35cm" svg:stroke-color="#808080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00" svg:stroke-linecap="round" draw:fill="none" draw:fill-color="#000000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1a1a1a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272cm" svg:height="7.947cm" xlink:href=".." xlink:type="simple" chart:class="chart:scatter" chart:style-name="ch1">
        <chart:title svg:x="2.6cm" svg:y="0.509cm" chart:style-name="ch2">
          <text:p>Latencia vs usuarios - Censo</text:p>
        </chart:title>
        <chart:legend chart:legend-position="end" svg:x="10.653cm" svg:y="3.674cm" style:legend-expansion="high" chart:style-name="ch3"/>
        <chart:plot-area chart:style-name="ch4" table:cell-range-address="Hoja1.A15:Hoja1.A27 Hoja1.J14:Hoja1.J27" chart:data-source-has-labels="row" svg:x="0.471cm" svg:y="1.551cm" svg:width="13.677cm" svg:height="5.799cm">
          <chart:coordinate-region svg:x="1.145cm" svg:y="1.751cm" svg:width="12.79cm" svg:height="4.952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35cm" svg:stroke-color="#808080"/>
    </style:style>
    <style:style style:name="ch2" style:family="chart">
      <style:chart-properties style:rotation-angle="0"/>
      <style:text-properties fo:color="#000000" style:text-position="0% 100%" fo:font-family="Calibri" fo:font-size="12.0002403259277pt" fo:font-weight="bold" style:font-size-asian="12.0002403259277pt" style:font-weight-asian="bold" style:font-family-complex="Calibri" style:font-size-complex="12.0002403259277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>
      <style:chart-properties chart:treat-empty-cells="ignore"/>
      <style:graphic-properties svg:stroke-width="0.026cm" svg:stroke-color="#1a1a1a" draw:fill-color="#ffffff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35cm" svg:stroke-color="#808080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ff" svg:stroke-linecap="round" draw:fill="none" draw:fill-color="#0000ff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1a1a1a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237cm" svg:height="7.922cm" xlink:href=".." xlink:type="simple" chart:class="chart:scatter" chart:style-name="ch1">
        <chart:title svg:x="3.978cm" svg:y="0.296cm" chart:style-name="ch2">
          <text:p>Latencia vs usuarios - Total</text:p>
        </chart:title>
        <chart:legend chart:legend-position="end" svg:x="10.512cm" svg:y="3.662cm" style:legend-expansion="high" chart:style-name="ch3"/>
        <chart:plot-area chart:style-name="ch4" table:cell-range-address="Hoja1.A15:Hoja1.A27 Hoja1.G14:Hoja1.G27" chart:data-source-has-labels="row" svg:x="0cm" svg:y="1.58cm" svg:width="14.237cm" svg:height="5.607cm">
          <chart:coordinate-region svg:x="0.674cm" svg:y="1.78cm" svg:width="13.35cm" svg:height="4.7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35cm" svg:stroke-color="#808080"/>
    </style:style>
    <style:style style:name="ch2" style:family="chart">
      <style:chart-properties style:rotation-angle="0"/>
      <style:text-properties fo:color="#000000" style:text-position="0% 100%" fo:font-family="Calibri" fo:font-size="15.9998397827148pt" fo:font-weight="bold" style:font-size-asian="15.9998397827148pt" style:font-weight-asian="bold" style:font-family-complex="Calibri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>
      <style:chart-properties chart:treat-empty-cells="ignore"/>
      <style:graphic-properties svg:stroke-width="0.026cm" svg:stroke-color="#1a1a1a" draw:fill-color="#ffffff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35cm" svg:stroke-color="#808080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666699" svg:stroke-linecap="round" draw:fill="none" draw:fill-color="#666699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1a1a1a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766cm" svg:height="7.968cm" xlink:href=".." xlink:type="simple" chart:class="chart:scatter" chart:style-name="ch1">
        <chart:title svg:x="3.023cm" svg:y="0.138cm" chart:style-name="ch2">
          <text:p>Throughput vs usuarios-Censo</text:p>
        </chart:title>
        <chart:legend chart:legend-position="end" svg:x="13.755cm" svg:y="3.685cm" style:legend-expansion="high" chart:style-name="ch3"/>
        <chart:plot-area chart:style-name="ch4" table:cell-range-address="Hoja1.A15:Hoja1.A27 Hoja1.K15:Hoja1.K27" svg:x="0cm" svg:y="0.677cm" svg:width="16.766cm" svg:height="6.699cm">
          <chart:coordinate-region svg:x="0.674cm" svg:y="0.877cm" svg:width="15.879cm" svg:height="5.852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